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CF00000396C7D9C35A9B243036.png" manifest:media-type="image/png"/>
  <manifest:file-entry manifest:full-path="Pictures/10000201000006CF00000396AD9B16C6E95C4B75.png" manifest:media-type="image/png"/>
  <manifest:file-entry manifest:full-path="Pictures/10000201000006CF0000039660DC0DF33DABC099.png" manifest:media-type="image/png"/>
  <manifest:file-entry manifest:full-path="Pictures/10000201000006CF0000039661E611127D8BDF62.png" manifest:media-type="image/png"/>
  <manifest:file-entry manifest:full-path="Pictures/10000201000006CF000003967252C3BC0773C4CE.png" manifest:media-type="image/png"/>
  <manifest:file-entry manifest:full-path="Pictures/10000201000006CF000003968AD4FE9CDD44297A.png" manifest:media-type="image/png"/>
  <manifest:file-entry manifest:full-path="Pictures/10000201000006CF000003960FA3FDD41868DC6C.png" manifest:media-type="image/png"/>
  <manifest:file-entry manifest:full-path="Pictures/10000201000006CF00000396E4B586FF56F5F9E3.png" manifest:media-type="image/png"/>
  <manifest:file-entry manifest:full-path="Pictures/10000201000006CF000003960494F75CEB97F1CE.png" manifest:media-type="image/png"/>
  <manifest:file-entry manifest:full-path="Pictures/10000201000006CF000003962904060DDA98B3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5528in" svg:y="-0.3402in" svg:width="3.8409in" svg:height="2.0228in" draw:z-index="0"><draw:image xlink:href="Pictures/10000201000006CF000003962904060DDA98B310.png" xlink:type="simple" xlink:show="embed" xlink:actuate="onLoad" loext:mime-type="image/png"/></draw:frame><draw:frame draw:style-name="fr1" draw:name="Image2" text:anchor-type="char" svg:x="-0.6602in" svg:y="1.7571in" svg:width="3.9728in" svg:height="2.0925in" draw:z-index="1"><draw:image xlink:href="Pictures/10000201000006CF000003960494F75CEB97F1CE.png" xlink:type="simple" xlink:show="embed" xlink:actuate="onLoad" loext:mime-type="image/png"/></draw:frame><draw:frame draw:style-name="fr1" draw:name="Image3" text:anchor-type="char" svg:x="-0.7043in" svg:y="3.9165in" svg:width="4.1437in" svg:height="2.1827in" draw:z-index="2"><draw:image xlink:href="Pictures/10000201000006CF00000396E4B586FF56F5F9E3.png" xlink:type="simple" xlink:show="embed" xlink:actuate="onLoad" loext:mime-type="image/png"/></draw:frame><draw:frame draw:style-name="fr1" draw:name="Image4" text:anchor-type="char" svg:x="-0.8193in" svg:y="6.1457in" svg:width="4.2362in" svg:height="2.2311in" draw:z-index="3"><draw:image xlink:href="Pictures/10000201000006CF000003960FA3FDD41868DC6C.png" xlink:type="simple" xlink:show="embed" xlink:actuate="onLoad" loext:mime-type="image/png"/></draw:frame><draw:frame draw:style-name="fr1" draw:name="Image5" text:anchor-type="char" svg:x="-0.7874in" svg:y="8.3764in" svg:width="4.1957in" svg:height="2.2102in" draw:z-index="4"><draw:image xlink:href="Pictures/10000201000006CF000003968AD4FE9CDD44297A.png" xlink:type="simple" xlink:show="embed" xlink:actuate="onLoad" loext:mime-type="image/png"/></draw:frame><draw:frame draw:style-name="fr1" draw:name="Image6" text:anchor-type="char" svg:x="3.3535in" svg:y="-0.4583in" svg:width="4.0917in" svg:height="2.1547in" draw:z-index="5"><draw:image xlink:href="Pictures/10000201000006CF000003967252C3BC0773C4CE.png" xlink:type="simple" xlink:show="embed" xlink:actuate="onLoad" loext:mime-type="image/png"/></draw:frame><draw:frame draw:style-name="fr1" draw:name="Image7" text:anchor-type="char" svg:x="3.4016in" svg:y="1.7291in" svg:width="4.0783in" svg:height="2.148in" draw:z-index="6"><draw:image xlink:href="Pictures/10000201000006CF0000039661E611127D8BDF62.png" xlink:type="simple" xlink:show="embed" xlink:actuate="onLoad" loext:mime-type="image/png"/></draw:frame><draw:frame draw:style-name="fr1" draw:name="Image8" text:anchor-type="char" svg:x="3.2134in" svg:y="3.8992in" svg:width="4.2665in" svg:height="2.2472in" draw:z-index="7"><draw:image xlink:href="Pictures/10000201000006CF0000039660DC0DF33DABC099.png" xlink:type="simple" xlink:show="embed" xlink:actuate="onLoad" loext:mime-type="image/png"/></draw:frame><draw:frame draw:style-name="fr1" draw:name="Image9" text:anchor-type="char" svg:x="3.2236in" svg:y="6.1571in" svg:width="4.2146in" svg:height="2.2201in" draw:z-index="8"><draw:image xlink:href="Pictures/10000201000006CF00000396AD9B16C6E95C4B75.png" xlink:type="simple" xlink:show="embed" xlink:actuate="onLoad" loext:mime-type="image/png"/></draw:frame><draw:frame draw:style-name="fr1" draw:name="Image10" text:anchor-type="char" svg:x="3.2547in" svg:y="8.439in" svg:width="4.1835in" svg:height="2.2035in" draw:z-index="9"><draw:image xlink:href="Pictures/10000201000006CF00000396C7D9C35A9B2430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9:54:08.366841671</meta:creation-date>
    <dc:date>2022-02-11T20:06:41.207671970</dc:date>
    <meta:editing-duration>PT12M31S</meta:editing-duration>
    <meta:editing-cycles>4</meta:editing-cycles>
    <meta:generator>LibreOffice/6.4.7.2$Linux_X86_64 LibreOffice_project/40$Build-2</meta:generator>
    <meta:document-statistic meta:table-count="0" meta:image-count="10" meta:object-count="0" meta:page-count="1" meta:paragraph-count="0" meta:word-count="0" meta:character-count="0" meta:non-whitespace-character-count="0"/>
  </office:meta>
</office:document-meta>
</file>